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deefe3"/>
    </style:style>
    <style:style style:name="P5" style:family="paragraph" style:parent-style-name="Heading_20_2">
      <style:text-properties officeooo:rsid="05735d0c" officeooo:paragraph-rsid="05f92d26"/>
    </style:style>
    <style:style style:name="P6" style:family="paragraph" style:parent-style-name="Heading_20_2">
      <style:text-properties officeooo:rsid="05735d0c" officeooo:paragraph-rsid="06029c76"/>
    </style:style>
    <style:style style:name="P7" style:family="paragraph" style:parent-style-name="Heading_20_2">
      <style:text-properties officeooo:rsid="05735d0c" officeooo:paragraph-rsid="05bb0175"/>
    </style:style>
    <style:style style:name="P8" style:family="paragraph" style:parent-style-name="Heading_20_2">
      <style:text-properties officeooo:paragraph-rsid="062debeb"/>
    </style:style>
    <style:style style:name="P9" style:family="paragraph" style:parent-style-name="Text_20_body">
      <style:text-properties officeooo:rsid="05e93b0c" officeooo:paragraph-rsid="05e93b0c"/>
    </style:style>
    <style:style style:name="P10" style:family="paragraph" style:parent-style-name="Text_20_body">
      <style:text-properties officeooo:rsid="05f6a07a" officeooo:paragraph-rsid="05f6a07a"/>
    </style:style>
    <style:style style:name="P11" style:family="paragraph" style:parent-style-name="Text_20_body">
      <style:text-properties officeooo:rsid="05f7ad5a" officeooo:paragraph-rsid="05f7ad5a"/>
    </style:style>
    <style:style style:name="P12" style:family="paragraph" style:parent-style-name="Text_20_body">
      <style:text-properties officeooo:rsid="05f8a4dc" officeooo:paragraph-rsid="05f8a4dc"/>
    </style:style>
    <style:style style:name="P13" style:family="paragraph" style:parent-style-name="Text_20_body">
      <style:text-properties officeooo:rsid="05f92d26" officeooo:paragraph-rsid="0601b4e4"/>
    </style:style>
    <style:style style:name="P14" style:family="paragraph" style:parent-style-name="Text_20_body">
      <style:text-properties officeooo:rsid="060497ac" officeooo:paragraph-rsid="0608ccd7"/>
    </style:style>
    <style:style style:name="P15" style:family="paragraph" style:parent-style-name="Text_20_body">
      <style:text-properties officeooo:rsid="060497ac" officeooo:paragraph-rsid="0608dc97"/>
    </style:style>
    <style:style style:name="P16" style:family="paragraph" style:parent-style-name="Text_20_body">
      <style:text-properties officeooo:rsid="060497ac" officeooo:paragraph-rsid="06249399"/>
    </style:style>
    <style:style style:name="P17" style:family="paragraph" style:parent-style-name="Text_20_body">
      <style:paragraph-properties fo:line-height="100%"/>
      <style:text-properties officeooo:rsid="04af6545" officeooo:paragraph-rsid="04af6545"/>
    </style:style>
    <style:style style:name="P18" style:family="paragraph" style:parent-style-name="Text_20_body">
      <style:text-properties officeooo:rsid="05eb2c2d" officeooo:paragraph-rsid="0609676d"/>
    </style:style>
    <style:style style:name="P19" style:family="paragraph" style:parent-style-name="Text_20_body">
      <style:text-properties officeooo:rsid="05fad3d2" officeooo:paragraph-rsid="06009606"/>
    </style:style>
    <style:style style:name="P20" style:family="paragraph" style:parent-style-name="Text_20_body">
      <style:text-properties officeooo:rsid="05fad3d2" officeooo:paragraph-rsid="06029c76"/>
    </style:style>
    <style:style style:name="P21" style:family="paragraph" style:parent-style-name="Text_20_body">
      <style:text-properties officeooo:rsid="06009606" officeooo:paragraph-rsid="06009606"/>
    </style:style>
    <style:style style:name="P22" style:family="paragraph" style:parent-style-name="Text_20_body">
      <style:text-properties officeooo:rsid="06009606" officeooo:paragraph-rsid="06029c76"/>
    </style:style>
    <style:style style:name="P23" style:family="paragraph" style:parent-style-name="Text_20_body">
      <style:text-properties officeooo:rsid="0601b4e4" officeooo:paragraph-rsid="0601b4e4"/>
    </style:style>
    <style:style style:name="P24" style:family="paragraph" style:parent-style-name="Text_20_body">
      <style:text-properties officeooo:rsid="0601b4e4" officeooo:paragraph-rsid="0629c411"/>
    </style:style>
    <style:style style:name="P25" style:family="paragraph" style:parent-style-name="Text_20_body">
      <style:text-properties officeooo:paragraph-rsid="060cf8ea"/>
    </style:style>
    <style:style style:name="P26" style:family="paragraph" style:parent-style-name="Text_20_body">
      <style:text-properties officeooo:rsid="06249399" officeooo:paragraph-rsid="06249399"/>
    </style:style>
    <style:style style:name="P27" style:family="paragraph" style:parent-style-name="Text_20_body">
      <style:text-properties officeooo:rsid="062a690c" officeooo:paragraph-rsid="062a690c"/>
    </style:style>
    <style:style style:name="P28" style:family="paragraph" style:parent-style-name="Text_20_body">
      <style:text-properties officeooo:rsid="06308172" officeooo:paragraph-rsid="06308172"/>
    </style:style>
    <style:style style:name="P29" style:family="paragraph" style:parent-style-name="Text_20_body">
      <style:text-properties officeooo:rsid="0633edd2" officeooo:paragraph-rsid="0633edd2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32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5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36" style:family="paragraph" style:parent-style-name="Text_20_body">
      <style:text-properties officeooo:rsid="06308172" officeooo:paragraph-rsid="06308172"/>
    </style:style>
    <style:style style:name="P37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39" style:family="paragraph" style:parent-style-name="Text_20_body">
      <style:paragraph-properties fo:text-align="end" style:justify-single-word="false" style:writing-mode="rl-tb"/>
      <style:text-properties officeooo:paragraph-rsid="063625d2"/>
    </style:style>
    <style:style style:name="P40" style:family="paragraph" style:parent-style-name="Heading_20_1">
      <style:paragraph-properties fo:line-height="100%"/>
      <style:text-properties officeooo:rsid="04af6545" officeooo:paragraph-rsid="04af6545"/>
    </style:style>
    <style:style style:name="P41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42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11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12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13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14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15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16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18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19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20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21" style:family="text">
      <style:text-properties officeooo:rsid="06214be0"/>
    </style:style>
    <style:style style:name="T22" style:family="text">
      <style:text-properties style:text-line-through-style="solid" style:text-line-through-type="single" officeooo:rsid="060cf8ea"/>
    </style:style>
    <style:style style:name="T23" style:family="text">
      <style:text-properties style:text-line-through-style="solid" style:text-line-through-type="single" fo:language="en" fo:country="US"/>
    </style:style>
    <style:style style:name="T24" style:family="text">
      <style:text-properties style:text-line-through-style="solid" style:text-line-through-type="single" fo:font-style="italic" officeooo:rsid="060cf8ea" style:font-style-asian="italic" style:font-style-complex="italic"/>
    </style:style>
    <style:style style:name="T25" style:family="text">
      <style:text-properties style:text-line-through-style="solid" style:text-line-through-type="single" fo:font-style="italic" officeooo:rsid="060fdb04" style:font-style-asian="italic" style:font-style-complex="italic"/>
    </style:style>
    <style:style style:name="T26" style:family="text">
      <style:text-properties style:text-line-through-style="solid" style:text-line-through-type="single" officeooo:rsid="060d75ce"/>
    </style:style>
    <style:style style:name="T27" style:family="text">
      <style:text-properties officeooo:rsid="0629c411"/>
    </style:style>
    <style:style style:name="T28" style:family="text">
      <style:text-properties officeooo:rsid="062a690c"/>
    </style:style>
    <style:style style:name="T29" style:family="text">
      <style:text-properties officeooo:rsid="062debeb"/>
    </style:style>
    <style:style style:name="T30" style:family="text">
      <style:text-properties officeooo:rsid="062df828"/>
    </style:style>
    <style:style style:name="T31" style:family="text">
      <style:text-properties officeooo:rsid="062e7470"/>
    </style:style>
    <style:style style:name="T32" style:family="text">
      <style:text-properties officeooo:rsid="06308172"/>
    </style:style>
    <style:style style:name="T33" style:family="text">
      <style:text-properties officeooo:rsid="0631fcf8"/>
    </style:style>
    <style:style style:name="T34" style:family="text">
      <style:text-properties officeooo:rsid="0633edd2"/>
    </style:style>
    <style:style style:name="T35" style:family="text">
      <style:text-properties style:font-name="Times New Roman" fo:font-style="normal" style:font-style-asian="normal" style:font-name-complex="Times New Roman" style:font-style-complex="normal"/>
    </style:style>
    <style:style style:name="T36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37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38" style:family="text">
      <style:text-properties style:font-name="Times New Roman" fo:font-style="normal" officeooo:rsid="07040173" style:font-style-asian="normal" style:font-name-complex="Times New Roman" style:font-style-complex="normal"/>
    </style:style>
    <style:style style:name="T39" style:family="text">
      <style:text-properties officeooo:rsid="05eb2c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">מטלה</text:span> <text:span text:style-name="T4">- חלוקת חפצים בדידים</text:span></text:h>
      <text:p text:style-name="P17">יש לענות על שאלה אחת לבחירתכם.</text:p>
      <text:p text:style-name="P3">שאלה <text:span text:style-name="T7">1: חלוקה ללא קנאה מלבד החפץ הכי גרוע</text:span></text:p>
      <text:p text:style-name="P14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4">א. הראו שהתנאי EFX הוא ממש חזק יותר מהתנאי EF1 (תנו דוגמה לחלוקה EF1 שהיא לא EFX).</text:p>
      <text:p text:style-name="P16">ב. <text:span text:style-name="T8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26">ג. <text:span text:style-name="T8">יש שני שחקנים עם העדפות אדיטיביות, </text:span>אבל לא בהכרח זהות<text:span text:style-name="T8">. תארו אלגוריתם המוצא חלוקה EFX.</text:span></text:p>
      <text:p text:style-name="P15"/>
      <text:p text:style-name="P4">שאלה 2: אלגוריתם מעגלי הקנאה - סדר החפצים</text:p>
      <text:p text:style-name="P10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11">א. <text:span text:style-name="T6">הראו דוגמה עם 3 אנשים ו-3 חפצים, שבה כל סידור של החפצים נותן תוצאה אחרת (סה"כ 6 תוצאות).</text:span></text:p>
      <text:p text:style-name="P12">ב. הראו דוגמה עם 3 אנשים ו-3 חפצים, שבה כל סידור של החפצים נותן אותה תוצאה.</text:p>
      <text:p text:style-name="P12">ג. הראו דוגמה עם 3 אנשים ו-3 חפצים, שבה מספר התוצאות האפשריות גדול מ-1 וקטן מ-6.</text:p>
      <text:p text:style-name="P25"><text:span text:style-name="T22">ד [בונוס]. היכנסו לויקיפדיה האנגלית, לדף "</text:span><text:bookmark text:name="firstHeading"/><text:span text:style-name="T23">Envy-cycles procedure</text:span><text:span text:style-name="T22">". הוסיפו כותרת חדשה Examples, והוסיפו מתחתיה את שלוש הדוגמאות שכתבתם בסעיפים הקודמים. <text:s text:c="2"/>הזוג </text:span><text:span text:style-name="T24">הראשון </text:span><text:span text:style-name="T22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/></text:span><text:span text:style-name="T25">עצה</text:span><text:span text:style-name="T26">: כדי שהעריכות שלכם יישארו בדף, ולא יימחקו ע"י עורכים אחרים, יש להסביר את הדוגמאות באופן ברור ובאנגלית תקנית. <text:s text:c="2"/></text:span><text:span text:style-name="T24">שימו לב</text:span><text:span text:style-name="T22">: לפני שאתם מתחילים אנא ודאו שלא עשו את זה לפניכם; הניקוד הנוסף יינתן רק לזוג הראשון.</text:span><text:span text:style-name="T9"> סליחה, המשימה תפוסה...</text:span></text:p>
      <text:p text:style-name="P25"/>
      <text:p text:style-name="P5">שאלה 3: מיקסום מכפלת הערכים - חפצים רציפים</text:p>
      <text:p text:style-name="P19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21">א. אלגוריתם מיקסום-מכפלת-הערכים לא צריך לחתוך אף חפץ.</text:p>
      <text:p text:style-name="P21">ב. אלגוריתם מיקסום-מכפלת-הערכים צריך לחתוך חפץ אחד בדיוק.</text:p>
      <text:p text:style-name="P23">ג. אלגוריתם מיקסום-מכפלת-הערכים צריך לחתוך שני חפצים בדיוק.</text:p>
      <text:p text:style-name="P23"><text:soft-page-break/>ד. אלגוריתם מיקסום-מכפלת-הערכים צריך לחתוך שלושה חפצים בדיוק.</text:p>
      <text:p text:style-name="P13"/>
      <text:p text:style-name="P6">שאלה 4: מיקסום מכפלת הערכים - חפצים בדידים</text:p>
      <text:p text:style-name="P20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22">א. אלגוריתם מיקסום-מכפלת-הערכים מחזיר חלוקה שהיא ממש ללא קנאה.</text:p>
      <text:p text:style-name="P22">ב. אלגוריתם מיקסום-מכפלת-הערכים <text:span text:style-name="T27">נותן חפץ 1 לאדם אחד ו-3 חפצים לשני.</text:span></text:p>
      <text:p text:style-name="P24">ג. אלגוריתם מיקסום-מכפלת-<text:span text:style-name="T27">הערכים נותן נותן 2 חפצים לכל אחד.</text:span></text:p>
      <text:p text:style-name="P24"/>
      <text:p text:style-name="Heading_20_2">שאלה 5: <text:span text:style-name="T28">חלוקת תיקים בין מפלגות בקואליציה</text:span></text:p>
      <text:p text:style-name="P27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</text:p>
      <text:p text:style-name="P27">א. הציעו אלגוריתם שיאפשר ל<text:span text:style-name="T31">שתי ה</text:span>מפלגות להחליט על חלוקת-תיקים הוגנת ויעילה-פארטו. <text:span text:style-name="T2">שימו לב</text:span>: ההגינות צריכה להתייחס לגדלים השונים של המפלגות - מספר המנדטים שכל מפלגה קיבלה בבחירות. למפלגה גדולה יותר יש זכות לקבל יותר תיקים (או תיקים יותר "שווים").</text:p>
      <text:p text:style-name="P29">ב. הוכיחו שהאלגוריתם מקיים שלוש תכונות: יעילות פארטו, הגינות (בהתאם לגדלים השונים), וחיתוך תיק אחד לכל היותר.</text:p>
      <text:p text:style-name="P27"><text:span text:style-name="T34">ג</text:span>. הדגימו את פעולת האלגוריתם שלכם על <text:span text:style-name="T31">אוסף התיקים שהיו באחת מממשלות ישראל האחרונות (</text:span>לבחירתכם<text:span text:style-name="T31">), ועל </text:span>שתי מפלגות לבחירתכם.</text:p>
      <text:p text:style-name="P27"/>
      <text:p text:style-name="P8">שאלה <text:span text:style-name="T29">6</text:span>: <text:span text:style-name="T30">בעיית ה-Partition</text:span></text:p>
      <text:p text:style-name="Text_20_body">א. <text:span text:style-name="T32">קיראו על "בעיית החלוקה": </text:span><text:a xlink:type="simple" xlink:href="https://en.wikipedia.org/wiki/Partition_problem" text:style-name="Internet_20_link" text:visited-style-name="Visited_20_Internet_20_Link"><text:span text:style-name="T32">https://en.wikipedia.org/wiki/Partition_problem</text:span></text:a><text:span text:style-name="T32">.</text:span></text:p>
      <text:p text:style-name="P28">ב. בחרו אחד מהאלגוריתמים לפתרון היוריסטי/מקורב של הבעיה וממשו אותו בשפת-תיכנות לפי בחירתכם.</text:p>
      <text:p text:style-name="P28">ג. הדגימו את פעולת האלגוריתם על כמה קלטים <text:span text:style-name="T33">לא טריביאליים</text:span>.</text:p>
      <text:p text:style-name="P28"/>
      <text:p text:style-name="P7">שאלה <text:span text:style-name="T29">7: תיכנות - חלוקה ללא-קנאה-בקירוב</text:span></text:p>
      <text:p text:style-name="P9">נתונה המחלקה הבאה:</text:p>
      <text:p text:style-name="P30">class Agent {</text:p>
      <text:p text:style-name="P30"><text:soft-page-break/><text:tab/>double item<text:span text:style-name="T3">_value</text:span>(int item_index);</text:p>
      <text:p text:style-name="P30">}</text:p>
      <text:p text:style-name="P33">המחלקה מייצגת שחקן המשתתף במשחק חלוקה הוגנת. יש בה פונקציה אחת המתארת את הערך שהשחקן מייחס לחפץ שהאינדקס שלו הוא item_index.</text:p>
      <text:p text:style-name="P18">כיתבו פונקציה הבודקת האם חלוקת-חפצים נתונה כלשהי היא EF<text:span text:style-name="T7">X (ראו שאלה 1 למעלה). </text:span>כותרת הפונקציה:</text:p>
      <text:p text:style-name="P31">bool is_EF<text:span text:style-name="T21">X</text:span>(Agent[] agents, set&lt;int&gt;[] bundles);</text:p>
      <text:p text:style-name="P34">הפרמטר agents הוא מערך בגודל n המייצג את השחקנים.</text:p>
      <text:p text:style-name="P39"><text:span text:style-name="T39">הפרמטר bundles הוא מערך באותו גודל - n - המייצג את החלוקה: bundle[i] הוא אוסף אינדקסי החפצים שמקבל שחקן i.</text:span></text:p>
      <text:p text:style-name="P39"/>
      <text:p text:style-name="Heading_20_2">מאמרים להרחבה ולמטלת רשות</text:p>
      <text:list xml:id="list2996753870" text:style-name="L1">
        <text:list-item>
          <text:p text:style-name="P42"><text:span text:style-name="Citation"><text:span text:style-name="T37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37">"The Adjusted Winner Procedure: Characterizations and Equilibria"</text:span></text:span></text:a><text:span text:style-name="Citation"><text:span text:style-name="T37">. </text:span></text:span></text:p>
        </text:list-item>
        <text:list-item>
          <text:p text:style-name="P42"><text:span text:style-name="Citation"><text:span text:style-name="T38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38">"Fair Division using Linear Programming"</text:span></text:span></text:a><text:span text:style-name="Citation"><text:span text:style-name="T38">.</text:span></text:span></text:p>
        </text:list-item>
        <text:list-item>
          <text:p text:style-name="P37"><text:span text:style-name="T10">B </text:span><text:span text:style-name="T16">Plaut</text:span><text:span text:style-name="T10">, T Roug</text:span><text:span text:style-name="T13">h</text:span><text:span text:style-name="T10">garden</text:span><text:span text:style-name="T13"> (2018): "</text:span><text:a xlink:type="simple" xlink:href="https://dl.acm.org/citation.cfm?id=3175470" text:style-name="Internet_20_link" text:visited-style-name="Visited_20_Internet_20_Link"><text:span text:style-name="T35">Almost envy-freeness with general valuations‏</text:span></text:a><text:span text:style-name="T13">"</text:span></text:p>
        </text:list-item>
        <text:list-item>
          <text:p text:style-name="P37"><text:span text:style-name="T14">M Kyropoulou, W Suksompong (2019): </text:span><text:bookmark text:name="k-QuE8lLEKYJ"/><text:span text:style-name="T14">"</text:span><text:a xlink:type="simple" xlink:href="https://arxiv.org/abs/1901.08463" text:style-name="Internet_20_link" text:visited-style-name="Visited_20_Internet_20_Link"><text:span text:style-name="T35">Almost Envy-Freeness in Group Resource Allocation‏</text:span></text:a><text:span text:style-name="T14">"</text:span><text:span text:style-name="T10">‏</text:span><text:span text:style-name="T15">.</text:span></text:p>
        </text:list-item>
        <text:list-item>
          <text:p text:style-name="P37"><text:span text:style-name="T10">S Barman, G Ghalme, S Jain, P Kulkarni</text:span><text:span text:style-name="T13"> (2019): "</text:span><text:a xlink:type="simple" xlink:href="https://arxiv.org/abs/1901.09427" text:style-name="Internet_20_link" text:visited-style-name="Visited_20_Internet_20_Link"><text:span text:style-name="T35">Fair Division of Indivisible Goods Among Strategic Agents‏</text:span></text:a><text:span text:style-name="T13">"</text:span></text:p>
        </text:list-item>
        <text:list-item>
          <text:p text:style-name="P37"><text:span text:style-name="T10">H Oh, AD Procaccia, W Suksompong</text:span><text:span text:style-name="T13"> (2018): "</text:span><text:bookmark text:name="8NVQdTlYFYYJ"/><text:a xlink:type="simple" xlink:href="https://arxiv.org/abs/1807.11367" text:style-name="Internet_20_link" text:visited-style-name="Visited_20_Internet_20_Link"><text:span text:style-name="T35">Fairly allocating many goods with few queries‏</text:span></text:a><text:span text:style-name="T13">"</text:span></text:p>
        </text:list-item>
        <text:list-item>
          <text:p text:style-name="P37"><text:span text:style-name="T13">S Barman, SK Krishnamurthy, R Vaish (2018): "</text:span><text:a xlink:type="simple" xlink:href="https://arxiv.org/abs/1801.09046" text:style-name="Internet_20_link" text:visited-style-name="Visited_20_Internet_20_Link"><text:span text:style-name="T35">Greedy Algorithms for Maximizing Nash Social Welfare‏</text:span></text:a><text:span text:style-name="T13">".</text:span></text:p>
        </text:list-item>
        <text:list-item>
          <text:p text:style-name="P37"><text:span text:style-name="T10">G Amanatidis, G Birmpas, E Markakis</text:span><text:span text:style-name="T13"> (2018): "</text:span><text:bookmark text:name="3-g4LPImyVYJ"/><text:a xlink:type="simple" xlink:href="https://arxiv.org/abs/1806.03114" text:style-name="Internet_20_link" text:visited-style-name="Visited_20_Internet_20_Link"><text:span text:style-name="T35">Comparing Approximate Relaxations of Envy-Freeness</text:span></text:a><text:span text:style-name="T13">"</text:span></text:p>
        </text:list-item>
        <text:list-item>
          <text:p text:style-name="P38"><text:span text:style-name="Citation"><text:span text:style-name="T11">H Aziz, S Bouveret, I Caragiannis</text:span></text:span><text:span text:style-name="Citation"><text:span text:style-name="T12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36">Knowledge, fairness, and social constraints</text:span></text:span></text:a><text:span text:style-name="Citation"><text:span text:style-name="T12">"</text:span></text:span></text:p>
        </text:list-item>
        <text:list-item>
          <text:p text:style-name="P41"><text:bookmark text:name="w1AMXXtV6GYJ"/><text:span text:style-name="Citation"><text:span text:style-name="T17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19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0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9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8">‏</text:span></text:span></text:a><text:span text:style-name="T17">".</text:span></text:p>
        </text:list-item>
      </text:list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8T08:30:37.030381481</dc:date>
    <meta:editing-duration>P11DT19H54M47S</meta:editing-duration>
    <meta:editing-cycles>1416</meta:editing-cycles>
    <meta:document-statistic meta:table-count="0" meta:image-count="0" meta:object-count="0" meta:page-count="3" meta:paragraph-count="56" meta:word-count="800" meta:character-count="4878" meta:non-whitespace-character-count="4136"/>
  </office:meta>
</office:document-meta>
</file>